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Standard">
      <style:text-properties fo:font-weight="bold" officeooo:rsid="000bc7ed" officeooo:paragraph-rsid="000bc7ed" style:font-weight-asian="bold" style:font-weight-complex="bold"/>
    </style:style>
    <style:style style:name="T1" style:family="text">
      <style:text-properties officeooo:rsid="000af4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roject Documentation: My Awesome Blog</text:span></text:p>
      <text:p text:style-name="Text_20_body"><text:span text:style-name="Strong_20_Emphasis">1. Overview</text:span></text:p>
      <text:p text:style-name="Text_20_body">This project is a simple, multi-page static personal blog website template. It demonstrates fundamental web development concepts using HTML, CSS, and JavaScript, creating a clean, responsive layout suitable for showcasing blog posts and personal information.</text:p>
      <text:p text:style-name="Text_20_body"><text:span text:style-name="Strong_20_Emphasis">2. Features</text:span></text:p>
      <text:list text:style-name="L1">
        <text:list-item>
          <text:p text:style-name="P1"><text:span text:style-name="Strong_20_Emphasis">Multi-Page Structure:</text:span> Includes Home (<text:span text:style-name="Source_20_Text">index.html</text:span>), About (<text:span text:style-name="Source_20_Text">about.html</text:span>), Contact (<text:span text:style-name="Source_20_Text">contact.html</text:span>), and a sample blog post page (<text:span text:style-name="Source_20_Text">posts/post1.html</text:span>). </text:p>
        </text:list-item>
        <text:list-item>
          <text:p text:style-name="P1"><text:span text:style-name="Strong_20_Emphasis">Responsive Design:</text:span> Adapts layout and navigation for optimal viewing on desktops, tablets, and mobile devices using CSS Media Queries. </text:p>
        </text:list-item>
        <text:list-item>
          <text:p text:style-name="P1"><text:span text:style-name="Strong_20_Emphasis">Semantic HTML:</text:span> Uses HTML5 tags (<text:span text:style-name="Source_20_Text">&lt;header&gt;</text:span>, <text:span text:style-name="Source_20_Text">&lt;nav&gt;</text:span>, <text:span text:style-name="Source_20_Text">&lt;main&gt;</text:span>, <text:span text:style-name="Source_20_Text">&lt;article&gt;</text:span>, <text:span text:style-name="Source_20_Text">&lt;footer&gt;</text:span>, <text:span text:style-name="Source_20_Text">&lt;section&gt;</text:span>) for better structure and accessibility. </text:p>
        </text:list-item>
        <text:list-item>
          <text:p text:style-name="P1"><text:span text:style-name="Strong_20_Emphasis">CSS Styling:</text:span> Styled using CSS3, employing Flexbox for layout management and providing a clean visual appearance. Includes a sticky header. </text:p>
        </text:list-item>
        <text:list-item>
          <text:p text:style-name="P1"><text:span text:style-name="Strong_20_Emphasis">Image Slider:</text:span> Features a simple, interactive image slider on the Home page with previous/next controls. </text:p>
        </text:list-item>
        <text:list-item>
          <text:p text:style-name="P1"><text:span text:style-name="Strong_20_Emphasis">Mobile Navigation:</text:span> Implements a "hamburger" menu toggle for easy navigation on smaller screens. </text:p>
        </text:list-item>
        <text:list-item>
          <text:p text:style-name="P2"><text:span text:style-name="Strong_20_Emphasis">Contact Form:</text:span> Includes a functional contact form on the Contact page with client-side JavaScript validation (checks for required fields and basic email format). </text:p>
        </text:list-item>
      </text:list>
      <text:p text:style-name="Text_20_body"><text:span text:style-name="Strong_20_Emphasis">3. Technologies Used</text:span></text:p>
      <text:list text:style-name="L2">
        <text:list-item>
          <text:p text:style-name="P3"><text:span text:style-name="Strong_20_Emphasis">HTML5:</text:span> For structuring the content. </text:p>
        </text:list-item>
        <text:list-item>
          <text:p text:style-name="P3"><text:span text:style-name="Strong_20_Emphasis">CSS3:</text:span> For styling, layout (including Flexbox), and responsiveness (Media Queries). </text:p>
        </text:list-item>
        <text:list-item>
          <text:p text:style-name="P4"><text:span text:style-name="Strong_20_Emphasis">Vanilla JavaScript (ES6):</text:span> For client-side interactivity (mobile menu toggle, image slider logic, form validation). </text:p>
        </text:list-item>
      </text:list>
      <text:p text:style-name="Text_20_body"><text:span text:style-name="Strong_20_Emphasis"><text:span text:style-name="T1">4</text:span></text:span><text:span text:style-name="Strong_20_Emphasis">. Setup &amp; Deployment</text:span></text:p>
      <text:p text:style-name="Text_20_body">This is a static website requiring no build process.</text:p>
      <text:list text:style-name="L3">
        <text:list-item>
          <text:p text:style-name="P5"><text:span text:style-name="Strong_20_Emphasis">Running Locally:</text:span> Simply open the <text:span text:style-name="Source_20_Text">index.html</text:span> file in your web browser. </text:p>
        </text:list-item>
        <text:list-item>
          <text:p text:style-name="P5"><text:span text:style-name="Strong_20_Emphasis">Deployment:</text:span> Upload the entire <text:span text:style-name="Source_20_Text">my-personal-blog</text:span> folder (maintaining the file structure) to any static web hosting provider, such as: </text:p>
          <text:list>
            <text:list-item>
              <text:p text:style-name="P5">GitHub Pages </text:p>
            </text:list-item>
            <text:list-item>
              <text:p text:style-name="P5">Netlify </text:p>
            </text:list-item>
          </text:list>
        </text:list-item>
      </text:list>
      <text:p text:style-name="Text_20_body"><text:span text:style-name="Strong_20_Emphasis"><text:span text:style-name="T1">5</text:span></text:span><text:span text:style-name="Strong_20_Emphasis">. Key JavaScript Interactivity (</text:span><text:span text:style-name="Strong_20_Emphasis"><text:span text:style-name="Source_20_Text">static/script.js</text:span></text:span><text:span text:style-name="Strong_20_Emphasis">)</text:span></text:p>
      <text:list text:style-name="L4">
        <text:list-item>
          <text:p text:style-name="P6"><text:span text:style-name="Strong_20_Emphasis">Mobile Menu:</text:span> Toggles the <text:span text:style-name="Source_20_Text">.active</text:span> class on the main navigation (<text:span text:style-name="Source_20_Text">&lt;nav class="main-nav"&gt;</text:span>) when the hamburger button (<text:span text:style-name="Source_20_Text">.nav-toggle</text:span>) is clicked. </text:p>
        </text:list-item>
        <text:list-item>
          <text:p text:style-name="P6"><text:span text:style-name="Strong_20_Emphasis">Image Slider:</text:span> Manages slide visibility using <text:span text:style-name="Source_20_Text">slideIndex</text:span> and the <text:span text:style-name="Source_20_Text">showSlides()</text:span> function. <text:span text:style-name="Source_20_Text">plusSlides()</text:span> is called by the previous/next buttons to update the index. </text:p>
        </text:list-item>
        <text:list-item>
          <text:p text:style-name="P7"><text:span text:style-name="Strong_20_Emphasis">Form Validation:</text:span> Attaches an event listener to the contact form submission. It prevents default submission, checks required fields, validates email format, provides user feedback <text:soft-page-break/>(success/error messages) in the <text:span text:style-name="Source_20_Text">#form-message</text:span> div, and highlights invalid fields. <text:span text:style-name="Emphasis">Note: This script does not actually send emails.</text:span> </text:p>
        </text:list-item>
      </text:list>
      <text:p text:style-name="Text_20_body"><text:span text:style-name="Strong_20_Emphasis"><text:span text:style-name="T1">6</text:span></text:span><text:span text:style-name="Strong_20_Emphasis">. Customization</text:span></text:p>
      <text:list text:style-name="L5">
        <text:list-item>
          <text:p text:style-name="P8"><text:span text:style-name="Strong_20_Emphasis">Content:</text:span> Edit text and links directly within the <text:span text:style-name="Source_20_Text">.html</text:span> files. Add new posts by creating new HTML files in the <text:span text:style-name="Source_20_Text">posts/</text:span> directory and linking to them. </text:p>
        </text:list-item>
        <text:list-item>
          <text:p text:style-name="P8"><text:span text:style-name="Strong_20_Emphasis">Styling:</text:span> Modify colors, fonts, spacing, and layout rules in <text:span text:style-name="Source_20_Text">static/style.css</text:span>. </text:p>
        </text:list-item>
        <text:list-item>
          <text:p text:style-name="P8"><text:span text:style-name="Strong_20_Emphasis">Slider Images:</text:span> Change the image <text:span text:style-name="Source_20_Text">src</text:span> attributes within the <text:span text:style-name="Source_20_Text">.image-slide</text:span> divs in <text:span text:style-name="Source_20_Text">index.html</text:span>. </text:p>
        </text:list-item>
        <text:list-item>
          <text:p text:style-name="P9"><text:span text:style-name="Strong_20_Emphasis">Images:</text:span> Replace placeholder images (like <text:span text:style-name="Source_20_Text">assets/images/my_pic.jpg</text:span>) with your own.</text:p>
        </text:list-item>
      </text:list>
      <text:p text:style-name="P10">7. Project deployment link: <text:a xlink:type="simple" xlink:href="https://feb-2025-final-project-and-deployment.netlify.app/" text:style-name="Internet_20_link" text:visited-style-name="Visited_20_Internet_20_Link">https://feb-2025-final-project-and-deployment.netlify.app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5-13T05:16:42.229481366</dc:date>
    <meta:editing-duration>PT4M47S</meta:editing-duration>
    <meta:editing-cycles>2</meta:editing-cycles>
    <meta:document-statistic meta:table-count="0" meta:image-count="0" meta:object-count="0" meta:page-count="2" meta:paragraph-count="31" meta:word-count="417" meta:character-count="2953" meta:non-whitespace-character-count="2568"/>
  </office:meta>
</office:document-meta>
</file>